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margin-top="0pt" fo:margin-bottom="0pt" fo:text-indent="0pt"/>
    </style:style>
  </office:automatic-styles>
  <office:body>
    <office:text>
      <text:p text:style-name="p3"><text:span text:style-name="c0"><text:tab/> <text:tab/> <text:tab/></text:span></text:p>
      <text:p text:style-name="p3"><text:span text:style-name="c0"> #TITLE</text:span></text:p>
      <text:p text:style-name="p3"><text:span text:style-name="c0">Battling with barcodes</text:span></text:p>
      <text:p text:style-name="p3"><text:span text:style-name="c0"><text:line-break/></text:span></text:p>
      <text:p text:style-name="p3"><text:span text:style-name="c0">#Strap</text:span></text:p>
      <text:p text:style-name="p3"><text:span text:style-name="c0">Can a tin of beans grant you unlimited power? Les Pounder raids the store cupboard to powerful artifacts.<text:line-break/><text:line-break/></text:span></text:p>
      <text:p text:style-name="p3"><text:span text:style-name="c0">#Why should I do this project?</text:span></text:p>
      <text:p text:style-name="p3"><text:span text:style-name="c0"><text:line-break/><text:line-break/></text:span></text:p>
      <text:p text:style-name="p3"><text:span text:style-name="c0">#For this project you will need</text:span></text:p>
      <text:p text:style-name="p3"><text:span text:style-name="c0">A Raspberry Pi 2</text:span></text:p>
      <text:p text:style-name="p3"><text:span text:style-name="c0">A webcam or official Pi camera</text:span></text:p>
      <text:p text:style-name="p3"><text:span text:style-name="c0">Lots of barcodes<text:line-break/><text:line-break/><text:line-break/><text:line-break/><text:line-break/></text:span></text:p>
      <text:p text:style-name="p3"><text:span text:style-name="c0">#Intro</text:span></text:p>
      <text:p text:style-name="p3"><text:span text:style-name="c0">The humble barcode is all around us and it has changed the way that we shop and live forever. Initially developed as a means to enable a quick experience at the checkout, the barcode has become a data cataloging system for many different types of products and services, for example asset tags for corporate devices. In 1991 a Japanese company, Epoch, released a handheld console that used barcodes as a means of generating player statistics. These were then stored as variables and an algorithm was applied to simulate a fight between the player and randomly generated enemies.</text:span></text:p>
      <text:p text:style-name="p3"><text:span text:style-name="c0">In this project we shall create our own version of this retro oddity and along the way we shall learn how to input barcode data into our project and then manipulate it for use in the game. </text:span></text:p>
      <text:p text:style-name="p3"><text:span text:style-name="c0"><text:line-break/><text:line-break/></text:span></text:p>
      <text:p text:style-name="p3"><text:span text:style-name="c0">#Part 1 - Setting up</text:span></text:p>
      <text:p text:style-name="p3"><text:span text:style-name="c0">We are using the latest version of the Raspbian distribution on our Raspberry Pi 2. If you are unsure as to where to get and and how to install it on your Raspberry Pi then head over to https://www.raspberrypi.org/downloads/ for more information. </text:span></text:p>
      <text:p text:style-name="p3"><text:span text:style-name="c0">To scan barcodes we shall use a webcam or the official Pi camera. In our tests we found that using a webcam yielded better results due to it having an auto focus functionality opposed to the Raspberry Pi camera which has a fixed focus. But the Pi camera is much quicker in operation as it uses the GPU to render it’s stream where as a webcam must use the CPU to process it’s stream. The software to use a webcam is pre-installed.</text:span></text:p>
      <text:p text:style-name="p3"/>
      <text:p text:style-name="p3"><text:span text:style-name="c0">//WEBCAM FSWEBCAM INFO//</text:span></text:p>
      <text:p text:style-name="p3"/>
      <text:p text:style-name="p3"><text:span text:style-name="c0">With our camera connected and working, our focus shifts to setting up the software which will handle scanning barcodes and zbar is that application. It uses a webcam to scan barcodes and then process the data. It can scan standard barcodes and QR codes, see boxout for more information on barcodes. To install zbar open a terminal and type the following.</text:span></text:p>
      <text:p text:style-name="p3"/>
      <text:p text:style-name="p3"><text:span text:style-name="c0">//CODE//</text:span></text:p>
      <text:p text:style-name="p3"><text:span text:style-name="c0">sudo apt-get update</text:span></text:p>
      <text:p text:style-name="p3"><text:span text:style-name="c0">sudo apt-get install python-zbar</text:span></text:p>
      <text:p text:style-name="p3"><text:span text:style-name="c0">//CODE END//</text:span></text:p>
      <text:p text:style-name="p3"/>
      <text:p text:style-name="p3"><text:span text:style-name="c0">To install you will need a working Internet connection for your Pi.After a few moments zbar will be installed and ready for use. </text:span></text:p>
      <text:p text:style-name="p3"><text:span text:style-name="c0">To code this project we shall be using Python 2 as in our tests it performed remarkably well over the Python 3 version. To launch Python 2 go to the Programming menu, it’s in the top left of the screen, and select Python 2.</text:span></text:p>
      <text:p text:style-name="p3"><text:span text:style-name="c0">To test that zbar is installed and working correctly create a new file and copy the following.</text:span></text:p>
      <text:p text:style-name="p3"/>
      <text:p text:style-name="p3"><text:span text:style-name="c0">//CODE//</text:span></text:p>
      <text:p text:style-name="p3"><text:span text:style-name="c0">from sys import argv</text:span></text:p>
      <text:p text:style-name="p1"><text:span text:style-name="c0">import zbar</text:span></text:p>
      <text:p text:style-name="p1"><text:span text:style-name="c0">proc = zbar.Processor()</text:span></text:p>
      <text:p text:style-name="p1"><text:span text:style-name="c0">proc.parse_config('enable')</text:span></text:p>
      <text:p text:style-name="p1"><text:span text:style-name="c0">device = '/dev/video1'</text:span></text:p>
      <text:p text:style-name="p1"><text:span text:style-name="c0">if len(argv) &gt; 1:</text:span></text:p>
      <text:p text:style-name="p1"><text:span text:style-name="c0">
          <text:s text:c="4"/>device = argv[1]</text:span></text:p>
      <text:p text:style-name="p1"><text:span text:style-name="c0">
          <text:s text:c="4"/>proc.init(device)</text:span></text:p>
      <text:p text:style-name="p1"><text:span text:style-name="c0">
          <text:s text:c="4"/>proc.visible = True</text:span></text:p>
      <text:p text:style-name="p1"><text:span text:style-name="c0">
          <text:s text:c="4"/>proc.process_one()</text:span></text:p>
      <text:p text:style-name="p1"><text:span text:style-name="c0">
          <text:s text:c="4"/>proc.visible = False</text:span></text:p>
      <text:p text:style-name="p1"><text:span text:style-name="c0">
          <text:s text:c="4"/>for symbol in proc.results:</text:span></text:p>
      <text:p text:style-name="p1"><text:span text:style-name="c0">
          <text:s text:c="8"/>code = symbol.data</text:span></text:p>
      <text:p text:style-name="p1"><text:span text:style-name="c0">
          <text:s text:c="8"/>print(code)</text:span></text:p>
      <text:p text:style-name="p1"><text:span text:style-name="c0">//CODE END//</text:span></text:p>
      <text:p text:style-name="p3"/>
      <text:p text:style-name="p3"><text:span text:style-name="c0">In the code above we import two libraries, sys which enables our code to work with the Linux shell, and zbar, the barcode reading library. We next shorten the zbar.Processor() function to proc via a variable. Next we enable zbar and then instruct zbar where our camera is located. We then initialise the camera, show a preview window, process one barcode and then close the preview window. Lastly using a for loop the barcode is displayed in it’s raw decoded form.<text:line-break/></text:span></text:p>
      <text:p text:style-name="p3"><text:span text:style-name="c0">#Part 2 - </text:span></text:p>
      <text:p text:style-name="p3"><text:span text:style-name="c0"><text:line-break/></text:span></text:p>
      <text:p text:style-name="p3"><text:span text:style-name="c0"><text:line-break/></text:span></text:p>
      <text:p text:style-name="p3"><text:span text:style-name="c0">All of the code for this project can be found at our Github repository <text:s/>and you can download the project as a ZIP file from </text:span></text:p>
      <text:p text:style-name="p3"><text:span text:style-name="c0"><text:line-break/></text:span></text:p>
      <text:p text:style-name="p3"><text:span text:style-name="c0">#Box out 250 words</text:span></text:p>
      <text:p text:style-name="p3"><text:span text:style-name="c0">#Title</text:span></text:p>
      <text:p text:style-name="p3"><text:span text:style-name="c0">History of barcodes</text:span></text:p>
      <text:p text:style-name="p3"><text:span text:style-name="c0">#BODY</text:span></text:p>
      <text:p text:style-name="p3"/>
      <text:p text:style-name="p3"><text:span text:style-name="c0"><text:line-break/><text:line-break/></text:span></text:p>
      <text:p text:style-name="p3"><text:span text:style-name="c0">#Boxout</text:span></text:p>
      <text:p text:style-name="p3"><text:span text:style-name="c0">#Title</text:span></text:p>
      <text:p text:style-name="p3"/>
      <text:p text:style-name="p3"><text:span text:style-name="c0">#BODY</text:span></text:p>
      <text:p text:style-name="p3"><text:span text:style-name="c0"><text:line-break/></text:span></text:p>
      <text:p text:style-name="p3"><text:span text:style-name="c0">#Images</text:span></text:p>
      <text:p text:style-name="p3"><text:span text:style-name="c0">1.jpg</text:span></text:p>
      <text:p text:style-name="p3"/>
      <text:p text:style-name="p3"><text:span text:style-name="c0"><text:line-break/></text:span></text:p>
      <text:p text:style-name="p3"><text:span text:style-name="c0">2.jpg</text:span></text:p>
      <text:p text:style-name="p3"><text:span text:style-name="c0"><text:line-break/></text:span></text:p>
      <text:p text:style-name="p3"><text:span text:style-name="c0">3.png</text:span></text:p>
      <text:p text:style-name="p3"/>
      <text:p text:style-name="p3"><text:span text:style-name="c0"><text:line-break/></text:span></text:p>
      <text:p text:style-name="p3"><text:span text:style-name="c0">4.jpg</text:span></text:p>
      <text:p text:style-name="p3"><text:span text:style-name="c0"><text:line-break/></text:span></text:p>
      <text:p text:style-name="p3"><text:span text:style-name="c0">5.png</text:span></text:p>
      <text:p text:style-name="p3"/>
      <text:p text:style-name="p3"><text:span text:style-name="c0"><text:line-break/></text:span></text:p>
      <text:p text:style-name="p3"><text:span text:style-name="c0">6.png</text:span></text:p>
    </office:text>
  </office:body>
</office:document-content>
</file>